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0326" officeooo:paragraph-rsid="000503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cas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12:07:24.288194013</meta:creation-date>
    <dc:date>2016-04-29T12:07:38.995742425</dc:date>
    <meta:editing-duration>PT14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5.1.2.2$Linux_X86_64 LibreOffice_project/10m0$Build-2</meta:generator>
  </office:meta>
</office:document-meta>
</file>